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2"/>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table:style-name="ce54"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4" office:value-type="string">
            <text:p>Needs to add an unittest</text:p>
          </table:table-cell>
          <table:table-cell table:style-name="ce6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1"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95">
            <text:p>195</text:p>
          </table:table-cell>
          <table:table-cell table:formula="of:=SUM([.E7:.E465])" office:value-type="float" office:value="36">
            <text:p>36</text:p>
          </table:table-cell>
          <table:table-cell table:formula="of:=SUM([.F7:.F465])" office:value-type="float" office:value="205">
            <text:p>205</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1">11.11.2012</text:date>, <text:time>14:3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11T14:30:13.67</dc:date>
    <meta:editing-duration>PT378H03M42S</meta:editing-duration>
    <meta:editing-cycles>484</meta:editing-cycles>
    <meta:generator>OpenOffice.org/3.0$Win32 OpenOffice.org_project/300m9$Build-9358</meta:generator>
    <meta:document-statistic meta:table-count="3" meta:cell-count="1737" meta:object-count="0"/>
    <meta:user-defined meta:name="Поле 1"/>
    <meta:user-defined meta:name="Поле 2"/>
    <meta:user-defined meta:name="Поле 3"/>
    <meta:user-defined meta:name="Поле 4"/>
  </office:meta>
</office:document-meta>
</file>